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s Roman" svg:font-family="'Times News Roman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s Roman" fo:font-weight="bold" officeooo:rsid="001d1fd9" officeooo:paragraph-rsid="001d1fd9" style:font-weight-asian="bold" style:font-weight-complex="bold"/>
    </style:style>
    <style:style style:name="P2" style:family="paragraph" style:parent-style-name="Standard">
      <style:text-properties style:font-name="Times News Roman" fo:font-weight="bold" officeooo:rsid="001d1fd9" officeooo:paragraph-rsid="001febf8" style:font-weight-asian="bold" style:font-weight-complex="bold"/>
    </style:style>
    <style:style style:name="P3" style:family="paragraph" style:parent-style-name="Standard">
      <style:text-properties style:font-name="Times News Roman" fo:font-weight="bold" officeooo:rsid="001d1fd9" officeooo:paragraph-rsid="0020079d" style:font-weight-asian="bold" style:font-weight-complex="bold"/>
    </style:style>
    <style:style style:name="P4" style:family="paragraph" style:parent-style-name="Standard">
      <style:text-properties style:font-name="Times News Roman" fo:font-weight="normal" officeooo:rsid="001d1fd9" officeooo:paragraph-rsid="001d1fd9" style:font-weight-asian="normal" style:font-weight-complex="normal"/>
    </style:style>
    <style:style style:name="P5" style:family="paragraph" style:parent-style-name="Standard">
      <style:text-properties style:font-name="Times News Roman" fo:font-weight="normal" officeooo:rsid="001d1fd9" officeooo:paragraph-rsid="001febf8" style:font-weight-asian="normal" style:font-weight-complex="normal"/>
    </style:style>
    <style:style style:name="P6" style:family="paragraph" style:parent-style-name="Standard">
      <style:text-properties style:font-name="Times News Roman" officeooo:paragraph-rsid="001d1fd9"/>
    </style:style>
    <style:style style:name="P7" style:family="paragraph" style:parent-style-name="Standard">
      <style:text-properties style:font-name="Times News Roman" officeooo:paragraph-rsid="001e5a77"/>
    </style:style>
    <style:style style:name="P8" style:family="paragraph" style:parent-style-name="Standard">
      <style:text-properties officeooo:paragraph-rsid="001d1fd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5a77" style:font-weight-asian="normal" style:font-weight-complex="normal"/>
    </style:style>
    <style:style style:name="T3" style:family="text">
      <style:text-properties fo:font-weight="normal" officeooo:rsid="001febf8" style:font-weight-asian="normal" style:font-weight-complex="normal"/>
    </style:style>
    <style:style style:name="T4" style:family="text">
      <style:text-properties fo:color="#000000" style:font-name="monospace" fo:background-color="#ffffff" loext:char-shading-value="0"/>
    </style:style>
    <style:style style:name="T5" style:family="text">
      <style:text-properties style:font-name="monospace"/>
    </style:style>
    <style:style style:name="T6" style:family="text">
      <style:text-properties style:font-name="monospace" officeooo:rsid="001d1fd9"/>
    </style:style>
    <style:style style:name="T7" style:family="text">
      <style:text-properties style:font-name="monospace" fo:font-style="italic" style:font-style-asian="italic" style:font-style-complex="italic"/>
    </style:style>
    <style:style style:name="T8" style:family="text">
      <style:text-properties style:font-name="monospace" fo:font-style="italic" officeooo:rsid="001e5a77" style:font-style-asian="italic" style:font-style-complex="italic"/>
    </style:style>
    <style:style style:name="T9" style:family="text">
      <style:text-properties style:font-name="monospace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font-name="monospace" fo:font-style="italic" fo:font-weight="normal" officeooo:rsid="001e5a77" style:font-style-asian="italic" style:font-weight-asian="normal" style:font-style-complex="italic" style:font-weight-complex="normal"/>
    </style:style>
    <style:style style:name="T11" style:family="text">
      <style:text-properties style:font-name="monospace" officeooo:rsid="001e5a77"/>
    </style:style>
    <style:style style:name="T12" style:family="text">
      <style:text-properties style:font-name="monospace" fo:font-weight="normal" style:font-weight-asian="normal" style:font-weight-complex="normal"/>
    </style:style>
    <style:style style:name="T13" style:family="text">
      <style:text-properties style:font-name="monospace" fo:font-weight="normal" officeooo:rsid="001e5a77" style:font-weight-asian="normal" style:font-weight-complex="normal"/>
    </style:style>
    <style:style style:name="T14" style:family="text">
      <style:text-properties style:font-name="monospace" fo:font-weight="normal" officeooo:rsid="001febf8" style:font-weight-asian="normal" style:font-weight-complex="normal"/>
    </style:style>
    <style:style style:name="T15" style:family="text">
      <style:text-properties fo:font-style="italic" fo:font-weight="normal" officeooo:rsid="001e5a77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febf8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0079d" style:font-style-asian="italic" style:font-weight-asian="normal" style:font-style-complex="italic" style:font-weight-complex="normal"/>
    </style:style>
    <style:style style:name="T18" style:family="text">
      <style:text-properties style:font-name="Times News Roman" fo:font-weight="bold" officeooo:rsid="001d1fd9" style:font-weight-asian="bold" style:font-weight-complex="bold"/>
    </style:style>
    <style:style style:name="T19" style:family="text">
      <style:text-properties style:font-name="Times News Roman" fo:font-weight="normal" officeooo:rsid="001d1fd9" style:font-weight-asian="normal" style:font-weight-complex="normal"/>
    </style:style>
    <style:style style:name="T20" style:family="text">
      <style:text-properties officeooo:rsid="001feb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dición B:</text:p>
      <text:p text:style-name="P1"/>
      <text:p text:style-name="P8"><text:span text:style-name="T18"><text:tab/></text:span><text:span text:style-name="T19">n(A || B) &lt;=&gt; C</text:span></text:p>
      <text:p text:style-name="P1">B1:</text:p>
      <text:p text:style-name="P1"/>
      <text:p text:style-name="P4"><text:tab/><text:span text:style-name="T4">n(A||A)&lt;=&gt;B </text:span><text:span text:style-name="T5"><text:line-break/><text:tab/>n(A||A)&lt;=&gt;C <text:line-break/><text:tab/></text:span><text:span text:style-name="T7">B&lt;=&gt;C</text:span></text:p>
      <text:p text:style-name="P1"/>
      <text:p text:style-name="P1">B2:</text:p>
      <text:p text:style-name="P6"><text:span text:style-name="T5"><text:line-break/><text:tab/></text:span><text:span text:style-name="T11">n</text:span><text:span text:style-name="T6">(</text:span><text:span text:style-name="T11">A||B) &lt;=&gt; C</text:span></text:p>
      <text:p text:style-name="P7"><text:span text:style-name="T11"><text:tab/>n</text:span><text:span text:style-name="T6">(</text:span><text:span text:style-name="T11">C||C) &lt;=&gt; D = nC &lt;=&gt; D = C &lt;=&gt; nD</text:span></text:p>
      <text:p text:style-name="P7"><text:span text:style-name="T11"><text:tab/></text:span><text:span text:style-name="T8">n(A||B) &lt;=&gt; nD</text:span></text:p>
      <text:p text:style-name="P6"><text:span text:style-name="T5"/></text:p>
      <text:p text:style-name="P1">B3:</text:p>
      <text:p text:style-name="P1"/>
      <text:p text:style-name="P2"><text:tab/><text:span text:style-name="T1">(</text:span><text:span text:style-name="T3">nD</text:span><text:span text:style-name="T1"> </text:span><text:span text:style-name="T3">^</text:span><text:span text:style-name="T1"> </text:span><text:span text:style-name="T3">nE</text:span><text:span text:style-name="T1">) &lt;=&gt; C</text:span></text:p>
      <text:p text:style-name="P2"><text:span text:style-name="T13"><text:tab/>n</text:span><text:span text:style-name="T12">(</text:span><text:span text:style-name="T14">D</text:span><text:span text:style-name="T13">||</text:span><text:span text:style-name="T14">D</text:span><text:span text:style-name="T13">) &lt;=&gt; </text:span><text:span text:style-name="T14">A</text:span><text:span text:style-name="T13"> = n</text:span><text:span text:style-name="T14">D</text:span><text:span text:style-name="T13"> &lt;=&gt; </text:span><text:span text:style-name="T14">A</text:span></text:p>
      <text:p text:style-name="P2"><text:span text:style-name="T13"><text:tab/>n</text:span><text:span text:style-name="T12">(</text:span><text:span text:style-name="T14">E</text:span><text:span text:style-name="T13">||</text:span><text:span text:style-name="T14">E</text:span><text:span text:style-name="T13">) &lt;=&gt; </text:span><text:span text:style-name="T14">B</text:span><text:span text:style-name="T13"> = n</text:span><text:span text:style-name="T14">E</text:span><text:span text:style-name="T13"> &lt;=&gt; </text:span><text:span text:style-name="T14">B</text:span></text:p>
      <text:p text:style-name="P2"><text:tab/><text:span text:style-name="T15">(</text:span><text:span text:style-name="T16">A</text:span><text:span text:style-name="T15">^</text:span><text:span text:style-name="T16">B</text:span><text:span text:style-name="T15">) &lt;=&gt; C</text:span></text:p>
      <text:p text:style-name="P1"><text:span text:style-name="T2"><text:tab/></text:span></text:p>
      <text:p text:style-name="P1">B4:</text:p>
      <text:p text:style-name="P1"><text:tab/></text:p>
      <text:p text:style-name="P5"><text:tab/>(<text:span text:style-name="T20">nA</text:span> <text:span text:style-name="T20">^</text:span> <text:span text:style-name="T20">nD</text:span>) &lt;=&gt; C</text:p>
      <text:p text:style-name="P2"><text:span text:style-name="T13"><text:tab/>n</text:span><text:span text:style-name="T12">(</text:span><text:span text:style-name="T14">D</text:span><text:span text:style-name="T13">||</text:span><text:span text:style-name="T14">D</text:span><text:span text:style-name="T13">) &lt;=&gt; </text:span><text:span text:style-name="T14">B</text:span><text:span text:style-name="T13"> = n</text:span><text:span text:style-name="T14">D</text:span><text:span text:style-name="T13"> &lt;=&gt; </text:span><text:span text:style-name="T14">B</text:span></text:p>
      <text:p text:style-name="P1"><text:tab/><text:span text:style-name="T16">(nA^B) &lt;=&gt; C</text:span></text:p>
      <text:p text:style-name="P1"><text:tab/></text:p>
      <text:p text:style-name="P1">B5:</text:p>
      <text:p text:style-name="P1"/>
      <text:p text:style-name="P2"><text:tab/><text:span text:style-name="T16">(nA^nB) &lt;=&gt; C</text:span></text:p>
      <text:p text:style-name="P3"><text:span text:style-name="T16"><text:tab/></text:span><text:span text:style-name="T17">(</text:span><text:span text:style-name="T10">n</text:span><text:span text:style-name="T9">(</text:span><text:span text:style-name="T10">A||B)</text:span><text:span text:style-name="T17">||nC)^()</text:span></text:p>
      <text:p text:style-name="P3"><text:span text:style-name="T17"><text:tab/>A^B^C</text:span></text:p>
      <text:p text:style-name="P2"><text:span text:style-name="T16"><text:tab/>(A^B) &lt;=&gt; C</text:span></text:p>
      <text:p text:style-name="P1"/>
      <text:p text:style-name="P1">B6:</text:p>
      <text:p text:style-name="P1">B7:</text:p>
      <text:p text:style-name="P1">B8:</text:p>
      <text:p text:style-name="P1">B9:</text:p>
      <text:p text:style-name="P1">B10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s Roman" svg:font-family="'Times News Roman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7:11:07.992022233</meta:creation-date>
    <dc:date>2022-09-29T18:31:56.788051295</dc:date>
    <meta:editing-duration>PT9M38S</meta:editing-duration>
    <meta:editing-cycles>1</meta:editing-cycles>
    <meta:document-statistic meta:table-count="0" meta:image-count="0" meta:object-count="0" meta:page-count="1" meta:paragraph-count="30" meta:word-count="82" meta:character-count="343" meta:non-whitespace-character-count="264"/>
    <meta:generator>LibreOffice/6.4.7.2$Linux_X86_64 LibreOffice_project/40$Build-2</meta:generator>
  </office:meta>
</office:document-meta>
</file>